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bdf3d" officeooo:paragraph-rsid="001bdf3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bdf3d" officeooo:paragraph-rsid="001bdf3d" style:font-size-asian="12.25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авык „Справочник Алисы“</text:p>
      <text:p text:style-name="P2">Особенности:</text:p>
      <text:p text:style-name="P2"><text:tab/>-взаимодействие с внешним <text:span text:style-name="T1">api</text:span></text:p>
      <text:p text:style-name="P2"><text:tab/>-возможность быстро получить нужную информацию</text:p>
      <text:p text:style-name="P2"><text:tab/>-возможность быстрого перехода к источнику информации</text:p>
      <text:p text:style-name="P2">Способности:</text:p>
      <text:p text:style-name="P2"><text:tab/>-<text:span text:style-name="T2">получение информации о личности, дате, событии или определении</text:span></text:p>
      <text:p text:style-name="P2"><text:tab/>-игра „Угадайка“</text:p>
      <text:p text:style-name="P2">Использованные библиотеки и ресурсы:</text:p>
      <text:p text:style-name="P2"><text:tab/><text:span text:style-name="T1">-</text:span><text:span text:style-name="T2">библиотеки </text:span><text:span text:style-name="T1">python</text:span><text:span text:style-name="T2">:</text:span></text:p>
      <text:p text:style-name="P2"><text:span text:style-name="T2"><text:tab/><text:tab/>-</text:span><text:span text:style-name="T1">Requests</text:span></text:p>
      <text:p text:style-name="P2"><text:tab/><text:tab/>-<text:span text:style-name="T1">Flask</text:span></text:p>
      <text:p text:style-name="P2"><text:tab/><text:tab/>-<text:span text:style-name="T1">os</text:span></text:p>
      <text:p text:style-name="P2"><text:tab/><text:tab/>-<text:span text:style-name="T1">io</text:span></text:p>
      <text:p text:style-name="P2"><text:tab/><text:tab/>-<text:span text:style-name="T1">random</text:span></text:p>
      <text:p text:style-name="P2"><text:tab/><text:tab/>-<text:span text:style-name="T1">logging</text:span></text:p>
      <text:p text:style-name="P2"><text:tab/>-ресурсы:</text:p>
      <text:p text:style-name="P2"><text:tab/><text:tab/>-Яндекс Алиса</text:p>
      <text:p text:style-name="P2"><text:tab/><text:tab/>-Нейросеть яндекса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6T15:12:40.419000000</meta:creation-date>
    <dc:date>2023-04-26T15:23:39.009000000</dc:date>
    <meta:editing-duration>PT10M59S</meta:editing-duration>
    <meta:editing-cycles>1</meta:editing-cycles>
    <meta:document-statistic meta:table-count="0" meta:image-count="0" meta:object-count="0" meta:page-count="1" meta:paragraph-count="19" meta:word-count="47" meta:character-count="409" meta:non-whitespace-character-count="358"/>
    <meta:generator>LibreOffice/7.4.3.2$Windows_X86_64 LibreOffice_project/1048a8393ae2eeec98dff31b5c133c5f1d08b890</meta:generator>
  </office:meta>
</office:document-meta>
</file>